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07cm" fo:margin-left="0.116cm" table:align="left"/>
    </style:style>
    <style:style style:name="Tabla1.A" style:family="table-column">
      <style:table-column-properties style:column-width="8.387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6.907cm" fo:margin-left="0.116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6.933cm" fo:margin-left="0.196cm" table:align="left"/>
    </style:style>
    <style:style style:name="Tabla4.A" style:family="table-column">
      <style:table-column-properties style:column-width="8.308cm"/>
    </style:style>
    <style:style style:name="Tabla4.B" style:family="table-column">
      <style:table-column-properties style:column-width="8.625cm"/>
    </style:style>
    <style:style style:name="Tabla4.1" style:family="table-row">
      <style:table-row-properties style:min-row-height="0.29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6.933cm" fo:margin-left="0.196cm" table:align="left"/>
    </style:style>
    <style:style style:name="Tabla5.A" style:family="table-column">
      <style:table-column-properties style:column-width="8.308cm"/>
    </style:style>
    <style:style style:name="Tabla5.B" style:family="table-column">
      <style:table-column-properties style:column-width="8.625cm"/>
    </style:style>
    <style:style style:name="Tabla5.1" style:family="table-row">
      <style:table-row-properties style:min-row-height="0.29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6.933cm" fo:margin-left="0.196cm" table:align="left"/>
    </style:style>
    <style:style style:name="Tabla6.A" style:family="table-column">
      <style:table-column-properties style:column-width="8.308cm"/>
    </style:style>
    <style:style style:name="Tabla6.B" style:family="table-column">
      <style:table-column-properties style:column-width="8.625cm"/>
    </style:style>
    <style:style style:name="Tabla6.1" style:family="table-row">
      <style:table-row-properties style:min-row-height="0.2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Table_20_Contents">
      <style:text-properties officeooo:rsid="0003a95d" officeooo:paragraph-rsid="0003a95d"/>
    </style:style>
    <style:style style:name="P4" style:family="paragraph" style:parent-style-name="Table_20_Contents">
      <style:text-properties officeooo:rsid="0003a95d" officeooo:paragraph-rsid="0004e437"/>
    </style:style>
    <style:style style:name="P5" style:family="paragraph" style:parent-style-name="Table_20_Contents">
      <style:text-properties officeooo:paragraph-rsid="0003a95d"/>
    </style:style>
    <style:style style:name="P6" style:family="paragraph" style:parent-style-name="Table_20_Contents">
      <style:text-properties officeooo:paragraph-rsid="0004e437"/>
    </style:style>
    <style:style style:name="P7" style:family="paragraph" style:parent-style-name="Standard">
      <style:text-properties officeooo:paragraph-rsid="0004e437"/>
    </style:style>
    <style:style style:name="P8" style:family="paragraph" style:parent-style-name="Standard">
      <style:text-properties officeooo:paragraph-rsid="0004fd53"/>
    </style:style>
    <style:style style:name="P9" style:family="paragraph" style:parent-style-name="Standard">
      <style:text-properties officeooo:paragraph-rsid="0005791d"/>
    </style:style>
    <style:style style:name="P10" style:family="paragraph" style:parent-style-name="Table_20_Contents">
      <style:text-properties officeooo:rsid="0003a95d" officeooo:paragraph-rsid="0004fd53"/>
    </style:style>
    <style:style style:name="P11" style:family="paragraph" style:parent-style-name="Table_20_Contents">
      <style:paragraph-properties fo:text-align="start" style:justify-single-word="false"/>
      <style:text-properties officeooo:rsid="0003a95d" officeooo:paragraph-rsid="0004fd53"/>
    </style:style>
    <style:style style:name="P12" style:family="paragraph" style:parent-style-name="Table_20_Contents">
      <style:paragraph-properties fo:text-align="start" style:justify-single-word="false"/>
      <style:text-properties officeooo:rsid="0003a95d" officeooo:paragraph-rsid="0005791d"/>
    </style:style>
    <style:style style:name="P13" style:family="paragraph" style:parent-style-name="Table_20_Contents">
      <style:text-properties officeooo:rsid="0003a95d" officeooo:paragraph-rsid="0005791d"/>
    </style:style>
    <style:style style:name="P14" style:family="paragraph" style:parent-style-name="Table_20_Contents">
      <style:text-properties officeooo:paragraph-rsid="0004fd53"/>
    </style:style>
    <style:style style:name="P15" style:family="paragraph" style:parent-style-name="Table_20_Contents">
      <style:text-properties officeooo:rsid="0004fd53" officeooo:paragraph-rsid="0004fd53"/>
    </style:style>
    <style:style style:name="P16" style:family="paragraph" style:parent-style-name="Table_20_Contents">
      <style:text-properties officeooo:rsid="0004fd53" officeooo:paragraph-rsid="0005791d"/>
    </style:style>
    <style:style style:name="P17" style:family="paragraph" style:parent-style-name="Table_20_Contents">
      <style:text-properties officeooo:paragraph-rsid="0005791d"/>
    </style:style>
    <style:style style:name="P18" style:family="paragraph" style:parent-style-name="Table_20_Contents">
      <style:text-properties officeooo:rsid="0005791d" officeooo:paragraph-rsid="0005791d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  <style:style style:name="T3" style:family="text">
      <style:text-properties officeooo:rsid="0004fd53"/>
    </style:style>
    <style:style style:name="T4" style:family="text">
      <style:text-properties officeooo:rsid="000579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1 <text:s text:c="27"/>BUSCAR</text:p>
            <text:p text:style-name="P3"/>
            <text:p text:style-name="P3">Como administrativo quiero realizar una búsqueda de los contactos. La búsqueda se puede realizar por cualquier campo de contacto.</text:p>
            <text:p text:style-name="P3"/>
            <text:p text:style-name="P3"/>
            <text:p text:style-name="P3"/>
            <text:p text:style-name="P3">Estimación: </text:p>
            <text:p text:style-name="P3">Prioridad: <text:s text:c="36"/>Dependiente: <text:span text:style-name="T2">2</text:span></text:p>
          </table:table-cell>
          <table:table-cell table:style-name="Tabla1.B1" office:value-type="string">
            <text:p text:style-name="Table_20_Contents">- <text:span text:style-name="T1">Introducir un parámetro erró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2 <text:s text:c="27"/>I-M-B</text:p>
            <text:p text:style-name="P3"/>
            <text:p text:style-name="P3">Como administrativo quiero poder añadir, modificar y borrar contactos de mi agenda.</text:p>
            <text:p text:style-name="P3"/>
            <text:p text:style-name="P3"/>
            <text:p text:style-name="P3"/>
            <text:p text:style-name="P3">Estimación: </text:p>
            <text:p text:style-name="P3">Prioridad: <text:s text:c="36"/>Dependiente: <text:span text:style-name="T2">1</text:span></text:p>
          </table:table-cell>
          <table:table-cell table:style-name="Tabla2.B1" office:value-type="string">
            <text:p text:style-name="P5">- <text:span text:style-name="T1">Introducir un parámetro erróneo y que el error esté catalogado.</text:span></text:p>
            <text:p text:style-name="P5">- <text:span text:style-name="T2">En caso de introducir un contacto repetido que avise del error. (Repetido: DNI)</text:span></text:p>
            <text:p text:style-name="P5">- <text:span text:style-name="T2">Comprobar que el DNI introducido es posible</text:span></text:p>
            <text:p text:style-name="P5">- <text:span text:style-name="T2">Al modificar las mismas directrices que al introducir.</text:span></text:p>
            <text:p text:style-name="P5">- <text:span text:style-name="T2">Al borrar comprobar que el contacto exista.</text:span>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<text:span text:style-name="T2">3</text:span> <text:s text:c="10"/><text:span text:style-name="T2">COPIAS DE SEGURIDAD</text:span></text:p>
            <text:p text:style-name="P4"/>
            <text:p text:style-name="P4">Como administrativo quiero realizar una <text:span text:style-name="T2">copia de seguridad de todos mis contactos y tener la posibilidad de restaurarla desde la interfaz del programa.</text:span></text:p>
            <text:p text:style-name="P4"/>
            <text:p text:style-name="P4"/>
            <text:p text:style-name="P4">Estimación: </text:p>
            <text:p text:style-name="P4">Prioridad: <text:s text:c="37"/>Dependiente:</text:p>
          </table:table-cell>
          <table:table-cell table:style-name="Tabla3.B1" office:value-type="string">
            <text:p text:style-name="P6">- <text:span text:style-name="T1">Introducir un parámetro erroneo y que el error esté catalogado.</text:span></text:p>
            <text:p text:style-name="P6">- <text:span text:style-name="T2">Intentar restaurar una copia inexistente.</text:span></text:p>
            <text:p text:style-name="P6">- <text:span text:style-name="T2">Comprobar antes de restaurar que la copia de seguridad no está vacía.</text:span></text:p>
            <text:p text:style-name="P6">- <text:span text:style-name="T2">Comprobar que la copia de seguridad se ha realizado satisfactoriamente.</text:span></text:p>
            <text:p text:style-name="P6"/>
          </table:table-cell>
        </table:table-row>
      </table:table>
      <text:p text:style-name="P2"/>
      <text:p text:style-name="P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"><text:span text:style-name="T3">4</text:span> <text:s text:c="20"/><text:span text:style-name="T3">ORDENACION</text:span></text:p>
            <text:p text:style-name="P10"/>
            <text:p text:style-name="P15">Como administrativo quiero poder ordenar los contactos por orden alfabético para poder visualizarlos mejor.</text:p>
            <text:p text:style-name="P10"/>
            <text:p text:style-name="P10"/>
            <text:p text:style-name="P10">Estimación: </text:p>
            <text:p text:style-name="P10">Prioridad: <text:s text:c="37"/>Dependiente:</text:p>
          </table:table-cell>
          <table:table-cell table:style-name="Tabla4.B1" office:value-type="string">
            <text:p text:style-name="P14">- <text:span text:style-name="T1">Introducir un parámetro erróneo y que el error esté catalogado.</text:span></text:p>
            <text:p text:style-name="P14">- <text:span text:style-name="T3">Intentar ordenar una agenda vacía.</text:span></text:p>
            <text:p text:style-name="P14">- <text:span text:style-name="T4">En caso de conflicto por igualdad de nombre se ordenara en base al DNI.</text:span></text:p>
            <text:p text:style-name="P14"/>
            <text:p text:style-name="P1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2"><text:span text:style-name="T4">5</text:span> <text:s text:c="19"/><text:span text:style-name="T4">INTERFAZ</text:span></text:p>
            <text:p text:style-name="P13"/>
            <text:p text:style-name="P16">Como administrativo quiero poder <text:span text:style-name="T4">manejar las funcionalidades de la agenda desde el terminal.</text:span></text:p>
            <text:p text:style-name="P18"/>
            <text:p text:style-name="P13">Estimación: </text:p>
            <text:p text:style-name="P13">Prioridad: <text:s text:c="37"/>Dependiente:</text:p>
          </table:table-cell>
          <table:table-cell table:style-name="Tabla5.B1" office:value-type="string">
            <text:p text:style-name="P17">- <text:span text:style-name="T1">Introducir un parámetro erróneo y que el error esté catalogado.</text:span></text:p>
            <text:p text:style-name="P17"/>
            <text:p text:style-name="P17"/>
            <text:p text:style-name="P17"/>
          </table:table-cell>
        </table:table-row>
      </table:table>
      <text:p text:style-name="P9"/>
      <text:p text:style-name="P9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2"><text:span text:style-name="T4">6</text:span> <text:s text:c="19"/><text:span text:style-name="T4">IMPRESION</text:span></text:p>
            <text:p text:style-name="P13"/>
            <text:p text:style-name="P16">Como administrativo quiero poder <text:span text:style-name="T4">visualizar el contenido de la agenda en HTML para su posterior impresion.</text:span></text:p>
            <text:p text:style-name="P18"/>
            <text:p text:style-name="P13">Estimación: </text:p>
            <text:p text:style-name="P13">Prioridad: <text:s text:c="37"/>Dependiente:</text:p>
          </table:table-cell>
          <table:table-cell table:style-name="Tabla6.B1" office:value-type="string">
            <text:p text:style-name="P17">- <text:span text:style-name="T1">Introducir un parámetro erróneo y que el error esté catalogado.</text:span></text:p>
            <text:p text:style-name="P17"/>
            <text:p text:style-name="P17"/>
            <text:p text:style-name="P1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10T12:52:27.736489308</dc:date>
    <dc:creator>Joselu </dc:creator>
    <meta:editing-duration>PT10M28S</meta:editing-duration>
    <meta:editing-cycles>2</meta:editing-cycles>
    <meta:generator>LibreOffice/4.2.7.2$Linux_X86_64 LibreOffice_project/420m0$Build-2</meta:generator>
    <meta:document-statistic meta:table-count="6" meta:image-count="0" meta:object-count="0" meta:page-count="2" meta:paragraph-count="40" meta:word-count="305" meta:character-count="2316" meta:non-whitespace-character-count="1703"/>
  </office:meta>
</office:document-meta>
</file>